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aa69" officeooo:paragraph-rsid="0003aa69"/>
    </style:style>
    <style:style style:name="P2" style:family="paragraph" style:parent-style-name="Standard">
      <style:text-properties fo:font-size="16pt" fo:font-weight="bold" officeooo:rsid="00067a07" officeooo:paragraph-rsid="00067a0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67a07" officeooo:paragraph-rsid="00067a07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officeooo:rsid="0003aa69" officeooo:paragraph-rsid="0003aa69"/>
    </style:style>
    <style:style style:name="P5" style:family="paragraph" style:parent-style-name="Standard">
      <style:text-properties officeooo:rsid="0003aa69" officeooo:paragraph-rsid="0003aa69"/>
    </style:style>
    <style:style style:name="P6" style:family="paragraph" style:parent-style-name="Standard">
      <style:text-properties officeooo:rsid="0003aa69" officeooo:paragraph-rsid="000c70bb"/>
    </style:style>
    <style:style style:name="P7" style:family="paragraph" style:parent-style-name="Standard">
      <style:text-properties fo:font-size="12pt" fo:font-weight="normal" officeooo:rsid="00067a07" officeooo:paragraph-rsid="00067a0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83de8" officeooo:paragraph-rsid="0009230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3aa69" officeooo:paragraph-rsid="000c70bb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officeooo:rsid="0006e8d1" officeooo:paragraph-rsid="0006e8d1"/>
    </style:style>
    <style:style style:name="P11" style:family="paragraph" style:parent-style-name="Standard">
      <style:text-properties officeooo:rsid="00083de8" officeooo:paragraph-rsid="00083de8"/>
    </style:style>
    <style:style style:name="P12" style:family="paragraph" style:parent-style-name="Standard">
      <style:text-properties officeooo:rsid="00083de8" officeooo:paragraph-rsid="00092306"/>
    </style:style>
    <style:style style:name="P13" style:family="paragraph" style:parent-style-name="Standard">
      <style:text-properties officeooo:rsid="00083de8" officeooo:paragraph-rsid="000bf70d"/>
    </style:style>
    <style:style style:name="P14" style:family="paragraph" style:parent-style-name="Standard">
      <style:text-properties officeooo:paragraph-rsid="0006e8d1"/>
    </style:style>
    <style:style style:name="P15" style:family="paragraph" style:parent-style-name="Standard">
      <style:text-properties officeooo:paragraph-rsid="00092306"/>
    </style:style>
    <style:style style:name="P16" style:family="paragraph" style:parent-style-name="Standard">
      <style:text-properties officeooo:paragraph-rsid="000c70bb"/>
    </style:style>
    <style:style style:name="T1" style:family="text">
      <style:text-properties officeooo:rsid="0003aa69"/>
    </style:style>
    <style:style style:name="T2" style:family="text">
      <style:text-properties fo:color="#00cc00" fo:font-weight="bold" style:font-weight-asian="bold" style:font-weight-complex="bold"/>
    </style:style>
    <style:style style:name="T3" style:family="text">
      <style:text-properties fo:color="#00cc00" fo:font-weight="bold" officeooo:rsid="0003aa69" style:font-weight-asian="bold" style:font-weight-complex="bold"/>
    </style:style>
    <style:style style:name="T4" style:family="text">
      <style:text-properties fo:color="#cc0000"/>
    </style:style>
    <style:style style:name="T5" style:family="text">
      <style:text-properties fo:color="#cc0000" fo:font-weight="bold" style:font-weight-asian="bold" style:font-weight-complex="bold"/>
    </style:style>
    <style:style style:name="T6" style:family="text">
      <style:text-properties fo:color="#cc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cc0000" fo:font-size="16pt" style:font-size-asian="16pt" style:font-size-complex="16pt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0000ff" fo:font-size="12pt" fo:font-weight="bold" officeooo:rsid="00067a07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67a0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3aa69" style:font-size-asian="12pt" style:font-weight-asian="normal" style:font-size-complex="12pt" style:font-weight-complex="normal"/>
    </style:style>
    <style:style style:name="T13" style:family="text">
      <style:text-properties fo:color="#ffff00"/>
    </style:style>
    <style:style style:name="T14" style:family="text">
      <style:text-properties fo:color="#ffcc00"/>
    </style:style>
    <style:style style:name="T15" style:family="text">
      <style:text-properties fo:color="#ff9900"/>
    </style:style>
    <style:style style:name="T16" style:family="text">
      <style:text-properties fo:color="#ff9900" fo:font-weight="bold" style:font-weight-asian="bold" style:font-weight-complex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0c70bb" style:font-size-asian="16pt" style:font-weight-asian="bold" style:font-size-complex="16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officeooo:rsid="000bf7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divsione delle librerie e sketch in sotto cartelle.</text:p>
      <text:p text:style-name="P1">Cartelle:</text:p>
      <text:list xml:id="list4156204580030070313" text:style-name="L1">
        <text:list-item>
          <text:p text:style-name="P4">Librerie</text:p>
          <text:list>
            <text:list-item>
              <text:p text:style-name="P4">Azioni</text:p>
              <text:list>
                <text:list-item>
                  <text:p text:style-name="P4">Azioni.h</text:p>
                </text:list-item>
                <text:list-item>
                  <text:p text:style-name="P4">Azioni.cpp</text:p>
                </text:list-item>
              </text:list>
            </text:list-item>
            <text:list-item>
              <text:p text:style-name="P4">Dpc</text:p>
              <text:list>
                <text:list-item>
                  <text:p text:style-name="P4">Dpc.h</text:p>
                </text:list-item>
                <text:list-item>
                  <text:p text:style-name="P4">Dpc.cpp</text:p>
                </text:list-item>
              </text:list>
            </text:list-item>
            <text:list-item>
              <text:p text:style-name="P4">Sensori</text:p>
              <text:list>
                <text:list-item>
                  <text:p text:style-name="P4">Sensori.h</text:p>
                </text:list-item>
                <text:list-item>
                  <text:p text:style-name="P4">Sensori.cpp</text:p>
                </text:list-item>
              </text:list>
            </text:list-item>
          </text:list>
        </text:list-item>
        <text:list-item>
          <text:p text:style-name="P4">LibrerieNative</text:p>
          <text:list>
            <text:list-item>
              <text:p text:style-name="P4">AirQuality_Sensor</text:p>
              <text:list>
                <text:list-item>
                  <text:p text:style-name="P4">AirQuality.h</text:p>
                </text:list-item>
                <text:list-item>
                  <text:p text:style-name="P4">AirQuality.cpp</text:p>
                </text:list-item>
              </text:list>
            </text:list-item>
            <text:list-item>
              <text:p text:style-name="P4">DHT</text:p>
              <text:list>
                <text:list-item>
                  <text:p text:style-name="P4">DHT.h</text:p>
                </text:list-item>
                <text:list-item>
                  <text:p text:style-name="P4">DHT.cpp</text:p>
                </text:list-item>
              </text:list>
            </text:list-item>
            <text:list-item>
              <text:p text:style-name="P4">libSMPWM</text:p>
              <text:list>
                <text:list-item>
                  <text:p text:style-name="P4">SMPWM01A.h</text:p>
                </text:list-item>
                <text:list-item>
                  <text:p text:style-name="P4">SMPWM01A.cpp</text:p>
                </text:list-item>
              </text:list>
            </text:list-item>
            <text:list-item>
              <text:p text:style-name="P4">Multichannel_Gas_Sensor-master</text:p>
              <text:list>
                <text:list-item>
                  <text:p text:style-name="P4">MutichannelGasSensor.h</text:p>
                </text:list-item>
                <text:list-item>
                  <text:p text:style-name="P4">MutichannelGasSensor.cpp</text:p>
                </text:list-item>
              </text:list>
            </text:list-item>
          </text:list>
        </text:list-item>
        <text:list-item>
          <text:p text:style-name="P4">Sketch</text:p>
          <text:list>
            <text:list-item>
              <text:p text:style-name="P4">CalcoloR0SensoriMQ</text:p>
              <text:list>
                <text:list-item>
                  <text:p text:style-name="P4">CalcoloR0SensoriMQ.ino</text:p>
                </text:list-item>
              </text:list>
            </text:list-item>
            <text:list-item>
              <text:p text:style-name="P4">INT_AirQualityControl</text:p>
              <text:list>
                <text:list-item>
                  <text:p text:style-name="P4">INT_AirQualityControl.ino</text:p>
                </text:list-item>
              </text:list>
            </text:list-item>
            <text:list-item>
              <text:p text:style-name="P4">Sketch_Test_Singoli</text:p>
              <text:list>
                <text:list-item>
                  <text:p text:style-name="P4">Cartella_Sensore:SKMicS6814</text:p>
                </text:list-item>
                <text:list-item>
                  <text:p text:style-name="P4">PPD42NS</text:p>
                </text:list-item>
              </text:list>
            </text:list-item>
            <text:list-item>
              <text:p text:style-name="P4">SKT_TestTuttiSensori</text:p>
              <text:list>
                <text:list-item>
                  <text:p text:style-name="P4">SKT_TestTuttiSensori.ino</text:p>
                </text:list-item>
              </text:list>
            </text:list-item>
            <text:list-item>
              <text:p text:style-name="P4">sktchDpc</text:p>
              <text:list>
                <text:list-item>
                  <text:p text:style-name="P4">sktchDpc.ino</text:p>
                </text:list-item>
              </text:list>
            </text:list-item>
          </text:list>
        </text:list-item>
        <text:list-item>
          <text:p text:style-name="P4">SoftwareC#</text:p>
          <text:list>
            <text:list-item>
              <text:p text:style-name="P4">ModificaSketch</text:p>
              <text:p text:style-name="P4"/>
            </text:list-item>
          </text:list>
        </text:list-item>
      </text:list>
      <text:p text:style-name="P1"><text:span text:style-name="T17">Modifiche sketch INT_AirqualityControl e SKT_TestTuttiSensori.</text:span></text:p>
      <text:p text:style-name="Standard">Modifiche 01/07/2017:</text:p>
      <text:p text:style-name="P1">+<text:span text:style-name="T2">Aggiunta</text:span> matrice di stringhe con relativa implementazione nei metodi</text:p>
      <text:p text:style-name="P1">-<text:span text:style-name="T5">Eliminazione</text:span> vecchi array(per ora commentati)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Modifica:</text:p>
      <text:p text:style-name="P1">String datiSensoriMQ[][9] = {</text:p>
      <text:p text:style-name="P1"><text:s text:c="2"/>{ "MQ2", "MQ3", "MQ4", "MQ5", "MQ6", "MQ7", "MQ8", "MQ9", "MQ135"},</text:p>
      <text:p text:style-name="P1"><text:s text:c="2"/>{ "True", "True", "True", "True", "True", "True", "True", "True", "True"},</text:p>
      <text:p text:style-name="P1"><text:s text:c="2"/>{ "0", "3", "4", "2", "6", "7", "8", "1", "5"},</text:p>
      <text:p text:style-name="P1"><text:s text:c="2"/>{ "0.2", "0.1", "0.4", "0.1", "0.5", "0.002", "0.002", "0.2", "0.1"},</text:p>
      <text:p text:style-name="P1"><text:s text:c="2"/>{ "True", "True", "True", "True", "True", "True", "True", "True", "True"},</text:p>
      <text:p text:style-name="P1"><text:s text:c="2"/>{ "0", "3", "4", "2", "6", "7", "8", "1", "5"},</text:p>
      <text:p text:style-name="P1"><text:s text:c="2"/>{ "-1", "-1", "-1", "-1", "-1", "-1", "-1", "-1", "-1"},</text:p>
      <text:p text:style-name="P1"><text:s text:c="2"/>{ "1.017", "1.017", "1.017", "1.017", "1.017", "1.017", "1.017", "1.017", "1.017"},</text:p>
      <text:p text:style-name="P1"><text:s text:c="2"/>{ "0.003333", "0.003333", "0.003333", "0.003333", "0.003333", "0.003333", "0.003333", "0.003333", "0.003333"},</text:p>
      <text:p text:style-name="P1"><text:s text:c="2"/>{ "0.00192308", "0.00192308", "0.00192308", "0.00192308", "0.00192308", "0.00192308", "0.00192308", "0.00192308", "0.00192308"},</text:p>
      <text:p text:style-name="P1"><text:s text:c="2"/>{ "4.25", "3.30", "0.33", "5.79", "5.91", "2.35", "0.27", "0.93", "0.44"}</text:p>
      <text:p text:style-name="P1">};</text:p>
      <text:p text:style-name="P1"/>
      <text:p text:style-name="P6"><text:span text:style-name="T17">Modifiche sketch </text:span><text:span text:style-name="T18">CalcoloR0SensoriMQ</text:span></text:p>
      <text:p text:style-name="P16">Modifiche 01/07/2017:</text:p>
      <text:p text:style-name="P6">+<text:span text:style-name="T2">Aggiunta</text:span> matrice di stringhe con relativa implementazione nei metodi</text:p>
      <text:p text:style-name="P9">-<text:span text:style-name="T5">Eliminazione</text:span> vecchi array(per ora commentati)</text:p>
      <text:p text:style-name="P6"><text:span text:style-name="T17"/></text:p>
      <text:p text:style-name="Standard">modifica:</text:p>
      <text:p text:style-name="Standard">String datiSensoriMQ[][9] = {</text:p>
      <text:p text:style-name="Standard"><text:s text:c="2"/>{"MQ2", "MQ3", "MQ4", "MQ5", "MQ6", "MQ7", "MQ8", "MQ9", "MQ135"},//Nome sensori</text:p>
      <text:p text:style-name="Standard"><text:s text:c="2"/>{ "True", "True", "True", "True", "True", "True", "True", "True", "True"},</text:p>
      <text:p text:style-name="Standard"><text:s text:c="2"/>{ "0", "3", "4", "2", "6", "7", "8", "1", "5"},</text:p>
      <text:p text:style-name="Standard"><text:s text:c="2"/>{"9.8", "60", "60", "6.5", "9.2", "27", "60", "10", "60"},//CostantiR0</text:p>
      <text:p text:style-name="Standard"><text:s text:c="2"/>{ "-1", "-1", "-1", "-1", "-1", "-1", "-1", "-1", "-1"}</text:p>
      <text:p text:style-name="Standard">};</text:p>
      <text:p text:style-name="Standard"/>
      <text:p text:style-name="P2">Software c#</text:p>
      <text:p text:style-name="P3">Consente la lettura e la modifica, per ora, dei due sketch (<text:span text:style-name="T1">INT_AirQualityControl.ino, </text:span><text:s/><text:span text:style-name="T1">SKT_TestTuttiSensori.ino</text:span>).</text:p>
      <text:p text:style-name="P3"/>
      <text:p text:style-name="P15">Modifiche 02/07/2017:</text:p>
      <text:p text:style-name="P13">+ <text:span text:style-name="T3">Aggiunta</text:span> possibilità di <text:span text:style-name="T20">lettura e modifica di tutti gli sketch </text:span></text:p>
      <text:p text:style-name="P12">+ <text:span text:style-name="T3">Aggiunta</text:span> possibilità di selezionare la cartella e lettura degli sketch.</text:p>
      <text:p text:style-name="P12">+ <text:span text:style-name="T3">Aggiunta</text:span> modifica della cella quando si effettua un cambiamento diverso dal file d'origine</text:p>
      <text:p text:style-name="P8">*<text:span text:style-name="T16">Fix</text:span> errore dell'ultima cella selezionata che non veniva effettuata il cambiamento se non si cliccava su un'altra</text:p>
      <text:p text:style-name="P8"/>
      <text:p text:style-name="P14"><text:span text:style-name="T9">TODO</text:span><text:span text:style-name="T11">: </text:span></text:p>
      <text:list xml:id="list8331771444969989890" text:style-name="L2">
        <text:list-item>
          <text:p text:style-name="P10"><text:span text:style-name="T11">A</text:span><text:span text:style-name="T10">ggiunta di un backup del .ino prima di effettuare la lettura con eventuali modifiche per consentire il reset o il recupero dei dat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51S</meta:editing-duration>
    <meta:editing-cycles>8</meta:editing-cycles>
    <meta:generator>LibreOffice/5.2.7.2$Windows_x86 LibreOffice_project/2b7f1e640c46ceb28adf43ee075a6e8b8439ed10</meta:generator>
    <dc:date>2017-07-02T16:17:22.938000000</dc:date>
    <meta:document-statistic meta:table-count="0" meta:image-count="0" meta:object-count="0" meta:page-count="2" meta:paragraph-count="79" meta:word-count="390" meta:character-count="2851" meta:non-whitespace-character-count="2543"/>
    <meta:user-defined meta:name="Info 1"/>
    <meta:user-defined meta:name="Info 2"/>
    <meta:user-defined meta:name="Info 3"/>
    <meta:user-defined meta:name="Info 4"/>
  </office:meta>
</office:document-meta>
</file>